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rror percentage</text:p>
          </table:table-cell>
          <table:table-cell>
            <draw:frame table:end-cell-address="Sheet1.M21" table:end-x="2.066cm" table:end-y="0.292cm" draw:z-index="0" draw:style-name="gr1" svg:width="13.42cm" svg:height="9.344cm" svg:x="2.195cm" svg:y="0.497cm">
              <draw:object draw:notify-on-update-of-ranges="Sheet1.B3:Sheet1.B3 Sheet1.B4:Sheet1.B20 Sheet1.C3:Sheet1.C3 Sheet1.C4:Sheet1.C20 Sheet1.B3:Sheet1.B3 Sheet1.B4:Sheet1.B20 Sheet1.D3:Sheet1.D3 Sheet1.D4:Sheet1.D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dna02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sugdna02 </text:p>
          </table:table-cell>
          <table:table-cell table:number-columns-repeated="2"/>
        </table:table-row>
        <table:table-row table:style-name="ro1">
          <table:table-cell office:value-type="string">
            <text:p>---GCATATGCAAA</text:p>
          </table:table-cell>
          <table:table-cell office:value-type="float" office:value="54.3">
            <text:p>54.3</text:p>
          </table:table-cell>
          <table:table-cell office:value-type="float" office:value="52.08">
            <text:p>52.08</text:p>
          </table:table-cell>
          <table:table-cell office:value-type="float" office:value="54.3">
            <text:p>54.3</text:p>
          </table:table-cell>
          <table:table-cell/>
          <table:table-cell table:formula="oooc:=ABS(([.C5]-[.B5])*100/[.B5])" office:value-type="float" office:value="4.08839779005525">
            <text:p>4.09</text:p>
          </table:table-cell>
          <table:table-cell table:number-columns-repeated="2"/>
        </table:table-row>
        <table:table-row table:style-name="ro1">
          <table:table-cell office:value-type="string">
            <text:p>----ATGCGCATAAAA</text:p>
          </table:table-cell>
          <table:table-cell office:value-type="float" office:value="57.4">
            <text:p>57.4</text:p>
          </table:table-cell>
          <table:table-cell office:value-type="float" office:value="59.06">
            <text:p>59.06</text:p>
          </table:table-cell>
          <table:table-cell office:value-type="float" office:value="57.4">
            <text:p>57.4</text:p>
          </table:table-cell>
          <table:table-cell/>
          <table:table-cell table:formula="oooc:=ABS(([.C6]-[.B6])*100/[.B6])" office:value-type="float" office:value="2.89198606271778">
            <text:p>2.89</text:p>
          </table:table-cell>
          <table:table-cell table:number-columns-repeated="2"/>
        </table:table-row>
        <table:table-row table:style-name="ro1">
          <table:table-cell office:value-type="string">
            <text:p>--GCATATGCAA</text:p>
          </table:table-cell>
          <table:table-cell office:value-type="float" office:value="53.5">
            <text:p>53.5</text:p>
          </table:table-cell>
          <table:table-cell office:value-type="float" office:value="50.27">
            <text:p>50.27</text:p>
          </table:table-cell>
          <table:table-cell office:value-type="float" office:value="53.5">
            <text:p>53.5</text:p>
          </table:table-cell>
          <table:table-cell/>
          <table:table-cell table:formula="oooc:=ABS(([.C7]-[.B7])*100/[.B7])" office:value-type="float" office:value="6.03738317757009">
            <text:p>6.04</text:p>
          </table:table-cell>
          <table:table-cell table:number-columns-repeated="2"/>
        </table:table-row>
        <table:table-row table:style-name="ro1">
          <table:table-cell office:value-type="string">
            <text:p>--ATGCGCATAA</text:p>
          </table:table-cell>
          <table:table-cell office:value-type="float" office:value="61.1">
            <text:p>61.1</text:p>
          </table:table-cell>
          <table:table-cell office:value-type="float" office:value="62.6">
            <text:p>62.6</text:p>
          </table:table-cell>
          <table:table-cell office:value-type="float" office:value="61.1">
            <text:p>61.1</text:p>
          </table:table-cell>
          <table:table-cell/>
          <table:table-cell table:formula="oooc:=ABS(([.C8]-[.B8])*100/[.B8])" office:value-type="float" office:value="2.45499181669394">
            <text:p>2.45</text:p>
          </table:table-cell>
          <table:table-cell table:number-columns-repeated="2"/>
        </table:table-row>
        <table:table-row table:style-name="ro1">
          <table:table-cell office:value-type="string">
            <text:p>---ATGCGCATAAA</text:p>
          </table:table-cell>
          <table:table-cell office:value-type="float" office:value="59.3">
            <text:p>59.3</text:p>
          </table:table-cell>
          <table:table-cell office:value-type="float" office:value="60.13">
            <text:p>60.13</text:p>
          </table:table-cell>
          <table:table-cell office:value-type="float" office:value="59.3">
            <text:p>59.3</text:p>
          </table:table-cell>
          <table:table-cell/>
          <table:table-cell table:formula="oooc:=ABS(([.C9]-[.B9])*100/[.B9])" office:value-type="float" office:value="1.39966273187185">
            <text:p>1.4</text:p>
          </table:table-cell>
          <table:table-cell table:number-columns-repeated="2"/>
        </table:table-row>
        <table:table-row table:style-name="ro1">
          <table:table-cell office:value-type="string">
            <text:p>AAGCATATGC--</text:p>
          </table:table-cell>
          <table:table-cell office:value-type="float" office:value="53.3">
            <text:p>53.3</text:p>
          </table:table-cell>
          <table:table-cell office:value-type="float" office:value="50.72">
            <text:p>50.72</text:p>
          </table:table-cell>
          <table:table-cell office:value-type="float" office:value="53.3">
            <text:p>53.3</text:p>
          </table:table-cell>
          <table:table-cell/>
          <table:table-cell table:formula="oooc:=ABS(([.C10]-[.B10])*100/[.B10])" office:value-type="float" office:value="4.8405253283302">
            <text:p>4.84</text:p>
          </table:table-cell>
          <table:table-cell table:number-columns-repeated="2"/>
        </table:table-row>
        <table:table-row table:style-name="ro1">
          <table:table-cell office:value-type="string">
            <text:p>AAAAATGCGCAT----</text:p>
          </table:table-cell>
          <table:table-cell office:value-type="float" office:value="59.4">
            <text:p>59.4</text:p>
          </table:table-cell>
          <table:table-cell office:value-type="float" office:value="60.13">
            <text:p>60.13</text:p>
          </table:table-cell>
          <table:table-cell office:value-type="float" office:value="59.4">
            <text:p>59.4</text:p>
          </table:table-cell>
          <table:table-cell/>
          <table:table-cell table:formula="oooc:=ABS(([.C11]-[.B11])*100/[.B11])" office:value-type="float" office:value="1.22895622895624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----GCATATGCAAAA</text:p>
          </table:table-cell>
          <table:table-cell office:value-type="float" office:value="53.4">
            <text:p>53.4</text:p>
          </table:table-cell>
          <table:table-cell office:value-type="float" office:value="51.35">
            <text:p>51.35</text:p>
          </table:table-cell>
          <table:table-cell office:value-type="float" office:value="53.4">
            <text:p>53.4</text:p>
          </table:table-cell>
          <table:table-cell/>
          <table:table-cell table:formula="oooc:=ABS(([.C12]-[.B12])*100/[.B12])" office:value-type="float" office:value="3.83895131086142">
            <text:p>3.84</text:p>
          </table:table-cell>
          <table:table-cell table:number-columns-repeated="2"/>
        </table:table-row>
        <table:table-row table:style-name="ro1">
          <table:table-cell office:value-type="string">
            <text:p>AAAGCATATGC---</text:p>
          </table:table-cell>
          <table:table-cell office:value-type="float" office:value="55.9">
            <text:p>55.9</text:p>
          </table:table-cell>
          <table:table-cell office:value-type="float" office:value="53.23">
            <text:p>53.23</text:p>
          </table:table-cell>
          <table:table-cell office:value-type="float" office:value="55.9">
            <text:p>55.9</text:p>
          </table:table-cell>
          <table:table-cell/>
          <table:table-cell table:formula="oooc:=ABS(([.C13]-[.B13])*100/[.B13])" office:value-type="float" office:value="4.77638640429338">
            <text:p>4.78</text:p>
          </table:table-cell>
          <table:table-cell table:number-columns-repeated="2"/>
        </table:table-row>
        <table:table-row table:style-name="ro1">
          <table:table-cell office:value-type="string">
            <text:p>AAAAGCATATGC----</text:p>
          </table:table-cell>
          <table:table-cell office:value-type="float" office:value="55.3">
            <text:p>55.3</text:p>
          </table:table-cell>
          <table:table-cell office:value-type="float" office:value="52.65">
            <text:p>52.65</text:p>
          </table:table-cell>
          <table:table-cell office:value-type="float" office:value="55.3">
            <text:p>55.3</text:p>
          </table:table-cell>
          <table:table-cell/>
          <table:table-cell table:formula="oooc:=ABS(([.C14]-[.B14])*100/[.B14])" office:value-type="float" office:value="4.79204339963833">
            <text:p>4.79</text:p>
          </table:table-cell>
          <table:table-cell table:number-columns-repeated="2"/>
        </table:table-row>
        <table:table-row table:style-name="ro1">
          <table:table-cell office:value-type="string">
            <text:p>AAATGCGCAT--</text:p>
          </table:table-cell>
          <table:table-cell office:value-type="float" office:value="61">
            <text:p>61</text:p>
          </table:table-cell>
          <table:table-cell office:value-type="float" office:value="62.55">
            <text:p>62.55</text:p>
          </table:table-cell>
          <table:table-cell office:value-type="float" office:value="61">
            <text:p>61</text:p>
          </table:table-cell>
          <table:table-cell/>
          <table:table-cell table:formula="oooc:=ABS(([.C15]-[.B15])*100/[.B15])" office:value-type="float" office:value="2.54098360655737">
            <text:p>2.54</text:p>
          </table:table-cell>
          <table:table-cell table:number-columns-repeated="2"/>
        </table:table-row>
        <table:table-row table:style-name="ro1">
          <table:table-cell office:value-type="string">
            <text:p>-GCATATGCA</text:p>
          </table:table-cell>
          <table:table-cell office:value-type="float" office:value="53.7">
            <text:p>53.7</text:p>
          </table:table-cell>
          <table:table-cell office:value-type="float" office:value="50.24">
            <text:p>50.24</text:p>
          </table:table-cell>
          <table:table-cell office:value-type="float" office:value="53.7">
            <text:p>53.7</text:p>
          </table:table-cell>
          <table:table-cell/>
          <table:table-cell table:formula="oooc:=ABS(([.C16]-[.B16])*100/[.B16])" office:value-type="float" office:value="6.44320297951583">
            <text:p>6.44</text:p>
          </table:table-cell>
          <table:table-cell table:number-columns-repeated="2"/>
        </table:table-row>
        <table:table-row table:style-name="ro1">
          <table:table-cell office:value-type="string">
            <text:p>-ATGCGCATA</text:p>
          </table:table-cell>
          <table:table-cell office:value-type="float" office:value="60.2">
            <text:p>60.2</text:p>
          </table:table-cell>
          <table:table-cell office:value-type="float" office:value="61.28">
            <text:p>61.28</text:p>
          </table:table-cell>
          <table:table-cell office:value-type="float" office:value="60.2">
            <text:p>60.2</text:p>
          </table:table-cell>
          <table:table-cell/>
          <table:table-cell table:formula="oooc:=ABS(([.C17]-[.B17])*100/[.B17])" office:value-type="float" office:value="1.79401993355481">
            <text:p>1.79</text:p>
          </table:table-cell>
          <table:table-cell table:number-columns-repeated="2"/>
        </table:table-row>
        <table:table-row table:style-name="ro1">
          <table:table-cell office:value-type="string">
            <text:p>AGCATATGC-</text:p>
          </table:table-cell>
          <table:table-cell office:value-type="float" office:value="52.8">
            <text:p>52.8</text:p>
          </table:table-cell>
          <table:table-cell office:value-type="float" office:value="49.61">
            <text:p>49.61</text:p>
          </table:table-cell>
          <table:table-cell office:value-type="float" office:value="52.8">
            <text:p>52.8</text:p>
          </table:table-cell>
          <table:table-cell/>
          <table:table-cell table:formula="oooc:=ABS(([.C18]-[.B18])*100/[.B18])" office:value-type="float" office:value="6.04166666666666">
            <text:p>6.04</text:p>
          </table:table-cell>
          <table:table-cell table:number-columns-repeated="2"/>
        </table:table-row>
        <table:table-row table:style-name="ro1">
          <table:table-cell office:value-type="string">
            <text:p>AAAATGCGCAT---</text:p>
          </table:table-cell>
          <table:table-cell office:value-type="float" office:value="61.3">
            <text:p>61.3</text:p>
          </table:table-cell>
          <table:table-cell office:value-type="float" office:value="61.61">
            <text:p>61.61</text:p>
          </table:table-cell>
          <table:table-cell office:value-type="float" office:value="61.3">
            <text:p>61.3</text:p>
          </table:table-cell>
          <table:table-cell/>
          <table:table-cell table:formula="oooc:=ABS(([.C19]-[.B19])*100/[.B19])" office:value-type="float" office:value="0.505709624796089">
            <text:p>0.51</text:p>
          </table:table-cell>
          <table:table-cell table:number-columns-repeated="2"/>
        </table:table-row>
        <table:table-row table:style-name="ro1">
          <table:table-cell office:value-type="string">
            <text:p>AATGCGCAT-</text:p>
          </table:table-cell>
          <table:table-cell office:value-type="float" office:value="61">
            <text:p>61</text:p>
          </table:table-cell>
          <table:table-cell office:value-type="float" office:value="62.19">
            <text:p>62.19</text:p>
          </table:table-cell>
          <table:table-cell office:value-type="float" office:value="61">
            <text:p>61</text:p>
          </table:table-cell>
          <table:table-cell/>
          <table:table-cell table:formula="oooc:=ABS(([.C20]-[.B20])*100/[.B20])" office:value-type="float" office:value="1.95081967213114">
            <text:p>1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20])" office:value-type="float" office:value="3.47660542088815">
            <text:p>3.48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rna02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AGCAUAUGC--</text:p>
          </table:table-cell>
          <table:table-cell office:value-type="float" office:value="55.7">
            <text:p>55.7</text:p>
          </table:table-cell>
          <table:table-cell office:value-type="float" office:value="44.9">
            <text:p>44.9</text:p>
          </table:table-cell>
          <table:table-cell office:value-type="float" office:value="55.7">
            <text:p>55.7</text:p>
          </table:table-cell>
          <table:table-cell/>
          <table:table-cell table:formula="oooc:=ABS(([.C24]-[.B24])*100/[.B24])" office:value-type="float" office:value="19.3895870736086">
            <text:p>19.39</text:p>
          </table:table-cell>
          <table:table-cell/>
          <table:table-cell>
            <draw:frame table:end-cell-address="Sheet1.M41" table:end-x="2.258cm" table:end-y="0.318cm" draw:z-index="1" draw:style-name="gr1" svg:width="13.53cm" svg:height="8.815cm" svg:x="0.019cm" svg:y="0.047cm">
              <draw:object draw:notify-on-update-of-ranges="Sheet1.C22:Sheet1.C22 Sheet1.C23:Sheet1.C39 Sheet1.B23:Sheet1.B39 Sheet1.D22:Sheet1.D22 Sheet1.D23:Sheet1.D39 Sheet1.B23:Sheet1.B3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AAAUGCAU--</text:p>
          </table:table-cell>
          <table:table-cell office:value-type="float" office:value="37.3">
            <text:p>37.3</text:p>
          </table:table-cell>
          <table:table-cell office:value-type="float" office:value="35.91">
            <text:p>35.91</text:p>
          </table:table-cell>
          <table:table-cell office:value-type="float" office:value="37.3">
            <text:p>37.3</text:p>
          </table:table-cell>
          <table:table-cell/>
          <table:table-cell table:formula="oooc:=ABS(([.C25]-[.B25])*100/[.B25])" office:value-type="float" office:value="3.72654155495979">
            <text:p>3.73</text:p>
          </table:table-cell>
          <table:table-cell table:number-columns-repeated="2"/>
        </table:table-row>
        <table:table-row table:style-name="ro1">
          <table:table-cell office:value-type="string">
            <text:p>AAAAAUGCAU----</text:p>
          </table:table-cell>
          <table:table-cell office:value-type="float" office:value="43.4">
            <text:p>43.4</text:p>
          </table:table-cell>
          <table:table-cell office:value-type="float" office:value="42.07">
            <text:p>42.07</text:p>
          </table:table-cell>
          <table:table-cell office:value-type="float" office:value="43.4">
            <text:p>43.4</text:p>
          </table:table-cell>
          <table:table-cell/>
          <table:table-cell table:formula="oooc:=ABS(([.C26]-[.B26])*100/[.B26])" office:value-type="float" office:value="3.06451612903225">
            <text:p>3.06</text:p>
          </table:table-cell>
          <table:table-cell table:number-columns-repeated="2"/>
        </table:table-row>
        <table:table-row table:style-name="ro1">
          <table:table-cell office:value-type="string">
            <text:p>---AUGCAUAAA</text:p>
          </table:table-cell>
          <table:table-cell office:value-type="float" office:value="45.2">
            <text:p>45.2</text:p>
          </table:table-cell>
          <table:table-cell office:value-type="float" office:value="44.43">
            <text:p>44.43</text:p>
          </table:table-cell>
          <table:table-cell office:value-type="float" office:value="45.2">
            <text:p>45.2</text:p>
          </table:table-cell>
          <table:table-cell/>
          <table:table-cell table:formula="oooc:=ABS(([.C27]-[.B27])*100/[.B27])" office:value-type="float" office:value="1.70353982300886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--AUGCAUAA</text:p>
          </table:table-cell>
          <table:table-cell office:value-type="float" office:value="42.7">
            <text:p>42.7</text:p>
          </table:table-cell>
          <table:table-cell office:value-type="float" office:value="41.83">
            <text:p>41.83</text:p>
          </table:table-cell>
          <table:table-cell office:value-type="float" office:value="42.7">
            <text:p>42.7</text:p>
          </table:table-cell>
          <table:table-cell/>
          <table:table-cell table:formula="oooc:=ABS(([.C28]-[.B28])*100/[.B28])" office:value-type="float" office:value="2.03747072599533">
            <text:p>2.04</text:p>
          </table:table-cell>
          <table:table-cell table:number-columns-repeated="2"/>
        </table:table-row>
        <table:table-row table:style-name="ro1">
          <table:table-cell office:value-type="string">
            <text:p>-AUGCAUA</text:p>
          </table:table-cell>
          <table:table-cell office:value-type="float" office:value="38.9">
            <text:p>38.9</text:p>
          </table:table-cell>
          <table:table-cell office:value-type="float" office:value="36.91">
            <text:p>36.91</text:p>
          </table:table-cell>
          <table:table-cell office:value-type="float" office:value="38.9">
            <text:p>38.9</text:p>
          </table:table-cell>
          <table:table-cell/>
          <table:table-cell table:formula="oooc:=ABS(([.C29]-[.B29])*100/[.B29])" office:value-type="float" office:value="5.11568123393317">
            <text:p>5.12</text:p>
          </table:table-cell>
          <table:table-cell table:number-columns-repeated="2"/>
        </table:table-row>
        <table:table-row table:style-name="ro1">
          <table:table-cell office:value-type="string">
            <text:p>---GCAUAUGCAAA</text:p>
          </table:table-cell>
          <table:table-cell office:value-type="float" office:value="68.3">
            <text:p>68.3</text:p>
          </table:table-cell>
          <table:table-cell office:value-type="float" office:value="69.14">
            <text:p>69.14</text:p>
          </table:table-cell>
          <table:table-cell office:value-type="float" office:value="68.3">
            <text:p>68.3</text:p>
          </table:table-cell>
          <table:table-cell/>
          <table:table-cell table:formula="oooc:=ABS(([.C30]-[.B30])*100/[.B30])" office:value-type="float" office:value="1.2298682284041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----GCAUAUGCAAAA</text:p>
          </table:table-cell>
          <table:table-cell office:value-type="float" office:value="68.3">
            <text:p>68.3</text:p>
          </table:table-cell>
          <table:table-cell office:value-type="float" office:value="68.86">
            <text:p>68.86</text:p>
          </table:table-cell>
          <table:table-cell office:value-type="float" office:value="68.3">
            <text:p>68.3</text:p>
          </table:table-cell>
          <table:table-cell/>
          <table:table-cell table:formula="oooc:=ABS(([.C31]-[.B31])*100/[.B31])" office:value-type="float" office:value="0.819912152269403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AAUGCAU-</text:p>
          </table:table-cell>
          <table:table-cell office:value-type="float" office:value="34.7">
            <text:p>34.7</text:p>
          </table:table-cell>
          <table:table-cell office:value-type="float" office:value="32.69">
            <text:p>32.69</text:p>
          </table:table-cell>
          <table:table-cell office:value-type="float" office:value="34.7">
            <text:p>34.7</text:p>
          </table:table-cell>
          <table:table-cell/>
          <table:table-cell table:formula="oooc:=ABS(([.C32]-[.B32])*100/[.B32])" office:value-type="float" office:value="5.79250720461097">
            <text:p>5.79</text:p>
          </table:table-cell>
          <table:table-cell table:number-columns-repeated="2"/>
        </table:table-row>
        <table:table-row table:style-name="ro1">
          <table:table-cell office:value-type="string">
            <text:p>AAAAUGCAU---</text:p>
          </table:table-cell>
          <table:table-cell office:value-type="float" office:value="38.7">
            <text:p>38.7</text:p>
          </table:table-cell>
          <table:table-cell office:value-type="float" office:value="37.63">
            <text:p>37.63</text:p>
          </table:table-cell>
          <table:table-cell office:value-type="float" office:value="38.7">
            <text:p>38.7</text:p>
          </table:table-cell>
          <table:table-cell/>
          <table:table-cell table:formula="oooc:=ABS(([.C33]-[.B33])*100/[.B33])" office:value-type="float" office:value="2.76485788113695">
            <text:p>2.76</text:p>
          </table:table-cell>
          <table:table-cell table:number-columns-repeated="2"/>
        </table:table-row>
        <table:table-row table:style-name="ro1">
          <table:table-cell office:value-type="string">
            <text:p>--GCAUAUGCAA</text:p>
          </table:table-cell>
          <table:table-cell office:value-type="float" office:value="67.5">
            <text:p>67.5</text:p>
          </table:table-cell>
          <table:table-cell office:value-type="float" office:value="68.31">
            <text:p>68.31</text:p>
          </table:table-cell>
          <table:table-cell office:value-type="float" office:value="67.5">
            <text:p>67.5</text:p>
          </table:table-cell>
          <table:table-cell/>
          <table:table-cell table:formula="oooc:=ABS(([.C34]-[.B34])*100/[.B34])" office:value-type="float" office:value="1.2">
            <text:p>1.2</text:p>
          </table:table-cell>
          <table:table-cell table:number-columns-repeated="2"/>
        </table:table-row>
        <table:table-row table:style-name="ro1">
          <table:table-cell office:value-type="string">
            <text:p>AAAGCAUAUGC---</text:p>
          </table:table-cell>
          <table:table-cell office:value-type="float" office:value="56.4">
            <text:p>56.4</text:p>
          </table:table-cell>
          <table:table-cell office:value-type="float" office:value="57.99">
            <text:p>57.99</text:p>
          </table:table-cell>
          <table:table-cell office:value-type="float" office:value="56.4">
            <text:p>56.4</text:p>
          </table:table-cell>
          <table:table-cell/>
          <table:table-cell table:formula="oooc:=ABS(([.C35]-[.B35])*100/[.B35])" office:value-type="float" office:value="2.81914893617022">
            <text:p>2.82</text:p>
          </table:table-cell>
          <table:table-cell table:number-columns-repeated="2"/>
        </table:table-row>
        <table:table-row table:style-name="ro1">
          <table:table-cell office:value-type="string">
            <text:p>----AUGCAUAAAA</text:p>
          </table:table-cell>
          <table:table-cell office:value-type="float" office:value="43.8">
            <text:p>43.8</text:p>
          </table:table-cell>
          <table:table-cell office:value-type="float" office:value="43.71">
            <text:p>43.71</text:p>
          </table:table-cell>
          <table:table-cell office:value-type="float" office:value="43.8">
            <text:p>43.8</text:p>
          </table:table-cell>
          <table:table-cell/>
          <table:table-cell table:formula="oooc:=ABS(([.C36]-[.B36])*100/[.B36])" office:value-type="float" office:value="0.205479452054786">
            <text:p>0.21</text:p>
          </table:table-cell>
          <table:table-cell table:number-columns-repeated="2"/>
        </table:table-row>
        <table:table-row table:style-name="ro1">
          <table:table-cell office:value-type="string">
            <text:p>AAAAGCAUAUGC----</text:p>
          </table:table-cell>
          <table:table-cell office:value-type="float" office:value="55.6">
            <text:p>55.6</text:p>
          </table:table-cell>
          <table:table-cell office:value-type="float" office:value="57.21">
            <text:p>57.21</text:p>
          </table:table-cell>
          <table:table-cell office:value-type="float" office:value="55.6">
            <text:p>55.6</text:p>
          </table:table-cell>
          <table:table-cell/>
          <table:table-cell table:formula="oooc:=ABS(([.C37]-[.B37])*100/[.B37])" office:value-type="float" office:value="2.89568345323741">
            <text:p>2.9</text:p>
          </table:table-cell>
          <table:table-cell table:number-columns-repeated="2"/>
        </table:table-row>
        <table:table-row table:style-name="ro1">
          <table:table-cell office:value-type="string">
            <text:p>-GCAUAUGCA</text:p>
          </table:table-cell>
          <table:table-cell office:value-type="float" office:value="67.4">
            <text:p>67.4</text:p>
          </table:table-cell>
          <table:table-cell office:value-type="float" office:value="69.26">
            <text:p>69.26</text:p>
          </table:table-cell>
          <table:table-cell office:value-type="float" office:value="67.4">
            <text:p>67.4</text:p>
          </table:table-cell>
          <table:table-cell/>
          <table:table-cell table:formula="oooc:=ABS(([.C38]-[.B38])*100/[.B38])" office:value-type="float" office:value="2.75964391691395">
            <text:p>2.76</text:p>
          </table:table-cell>
          <table:table-cell table:number-columns-repeated="2"/>
        </table:table-row>
        <table:table-row table:style-name="ro1">
          <table:table-cell office:value-type="string">
            <text:p>AGCAUAUGC-</text:p>
          </table:table-cell>
          <table:table-cell office:value-type="float" office:value="56.3">
            <text:p>56.3</text:p>
          </table:table-cell>
          <table:table-cell office:value-type="float" office:value="58.86">
            <text:p>58.86</text:p>
          </table:table-cell>
          <table:table-cell office:value-type="float" office:value="56.3">
            <text:p>56.3</text:p>
          </table:table-cell>
          <table:table-cell/>
          <table:table-cell table:formula="oooc:=ABS(([.C39]-[.B39])*100/[.B39])" office:value-type="float" office:value="4.54706927175844">
            <text:p>4.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24:.F39])" office:value-type="float" office:value="3.75446918981839">
            <text:p>3.7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5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21:34</meta:creation-date>
    <dc:creator>Computational Neurobiology</dc:creator>
    <dc:date>2009-10-23T15:38:10</dc:date>
    <meta:editing-cycles>6</meta:editing-cycles>
    <meta:editing-duration>PT10M20S</meta:editing-duration>
    <meta:user-defined meta:name="Info 1"/>
    <meta:user-defined meta:name="Info 2"/>
    <meta:user-defined meta:name="Info 3"/>
    <meta:user-defined meta:name="Info 4"/>
    <meta:document-statistic meta:table-count="3" meta:cell-count="1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421cm" svg:height="9.345cm" chart:class="chart:scatter" chart:style-name="ch1">
        <chart:title svg:x="2.595cm" svg:y="0.186cm" chart:style-name="ch2">
          <text:p>DNA sequences with polyA dangling ends</text:p>
        </chart:title>
        <chart:subtitle svg:x="4.912cm" svg:y="0.957cm" chart:style-name="ch3">
          <text:p>self complementarity</text:p>
        </chart:subtitle>
        <chart:legend chart:legend-position="end" svg:x="9.831cm" svg:y="3.698cm" chart:style-name="ch4"/>
        <chart:plot-area chart:style-name="ch5" table:cell-range-address="Sheet1.B3:Sheet1.D20" chart:data-source-has-labels="row" svg:x="0.335cm" svg:y="1.671cm" svg:width="9.229cm" svg:height="7.315cm">
          <chart:axis chart:dimension="x" chart:name="primary-x" chart:style-name="ch6">
            <chart:title svg:x="4.06cm" svg:y="8.548cm" chart:style-name="ch7">
              <text:p>experimental Tm</text:p>
            </chart:title>
          </chart:axis>
          <chart:axis chart:dimension="y" chart:name="primary-y" chart:style-name="ch6">
            <chart:title svg:x="0.269cm" svg:y="5.994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4:Sheet1.C20" chart:label-cell-address="Sheet1.C3:Sheet1.C3" chart:class="chart:scatter">
            <chart:domain table:cell-range-address="Sheet1.B4:Sheet1.B20"/>
            <chart:data-point chart:repeated="17"/>
          </chart:series>
          <chart:series chart:style-name="ch11" chart:values-cell-range-address="Sheet1.D4:Sheet1.D20" chart:label-cell-address="Sheet1.D3:Sheet1.D3" chart:class="chart:scatter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dna02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3">
                <text:p>54.3</text:p>
              </table:table-cell>
              <table:table-cell office:value-type="float" office:value="52.08">
                <text:p>52.08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4">
                <text:p>57.4</text:p>
              </table:table-cell>
              <table:table-cell office:value-type="float" office:value="59.06">
                <text:p>59.06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5">
                <text:p>53.5</text:p>
              </table:table-cell>
              <table:table-cell office:value-type="float" office:value="50.27">
                <text:p>50.2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1">
                <text:p>61.1</text:p>
              </table:table-cell>
              <table:table-cell office:value-type="float" office:value="62.6">
                <text:p>62.6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3">
                <text:p>59.3</text:p>
              </table:table-cell>
              <table:table-cell office:value-type="float" office:value="60.13">
                <text:p>60.13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3">
                <text:p>53.3</text:p>
              </table:table-cell>
              <table:table-cell office:value-type="float" office:value="50.72">
                <text:p>50.72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4">
                <text:p>59.4</text:p>
              </table:table-cell>
              <table:table-cell office:value-type="float" office:value="60.13">
                <text:p>6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4">
                <text:p>53.4</text:p>
              </table:table-cell>
              <table:table-cell office:value-type="float" office:value="51.35">
                <text:p>51.35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9">
                <text:p>55.9</text:p>
              </table:table-cell>
              <table:table-cell office:value-type="float" office:value="53.23">
                <text:p>53.2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3">
                <text:p>55.3</text:p>
              </table:table-cell>
              <table:table-cell office:value-type="float" office:value="52.65">
                <text:p>52.6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62.55">
                <text:p>62.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">
                <text:p>53.7</text:p>
              </table:table-cell>
              <table:table-cell office:value-type="float" office:value="50.24">
                <text:p>50.2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2">
                <text:p>60.2</text:p>
              </table:table-cell>
              <table:table-cell office:value-type="float" office:value="61.28">
                <text:p>61.2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8">
                <text:p>52.8</text:p>
              </table:table-cell>
              <table:table-cell office:value-type="float" office:value="49.61">
                <text:p>49.6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3">
                <text:p>61.3</text:p>
              </table:table-cell>
              <table:table-cell office:value-type="float" office:value="61.61">
                <text:p>61.61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62.19">
                <text:p>62.19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531cm" svg:height="8.816cm" chart:class="chart:scatter" chart:style-name="ch1">
        <chart:title svg:x="2.174cm" svg:y="0.176cm" chart:style-name="ch2">
          <text:p>RNA sequences with long polyA dangling ends</text:p>
        </chart:title>
        <chart:subtitle svg:x="4.966cm" svg:y="0.936cm" chart:style-name="ch3">
          <text:p>self complementarity</text:p>
        </chart:subtitle>
        <chart:legend chart:legend-position="end" svg:x="9.94cm" svg:y="3.435cm" chart:style-name="ch4"/>
        <chart:plot-area chart:style-name="ch5" table:cell-range-address="Sheet1.B22:Sheet1.D39" chart:data-source-has-labels="row" svg:x="0.339cm" svg:y="1.641cm" svg:width="9.331cm" svg:height="6.847cm">
          <chart:axis chart:dimension="x" chart:name="primary-x" chart:style-name="ch6">
            <chart:title svg:x="4.114cm" svg:y="8.039cm" chart:style-name="ch7">
              <text:p>experimental Tm</text:p>
            </chart:title>
          </chart:axis>
          <chart:axis chart:dimension="y" chart:name="primary-y" chart:style-name="ch6">
            <chart:title svg:x="0.271cm" svg:y="5.731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23:Sheet1.C39" chart:label-cell-address="Sheet1.C22:Sheet1.C22" chart:class="chart:scatter">
            <chart:domain table:cell-range-address="Sheet1.B23:Sheet1.B39"/>
            <chart:data-point chart:repeated="17"/>
          </chart:series>
          <chart:series chart:style-name="ch11" chart:values-cell-range-address="Sheet1.D23:Sheet1.D39" chart:label-cell-address="Sheet1.D22:Sheet1.D22" chart:class="chart:scatter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rna02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7">
                <text:p>55.7</text:p>
              </table:table-cell>
              <table:table-cell office:value-type="float" office:value="44.9">
                <text:p>44.9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3">
                <text:p>37.3</text:p>
              </table:table-cell>
              <table:table-cell office:value-type="float" office:value="35.91">
                <text:p>35.91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4">
                <text:p>43.4</text:p>
              </table:table-cell>
              <table:table-cell office:value-type="float" office:value="42.07">
                <text:p>42.0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2">
                <text:p>45.2</text:p>
              </table:table-cell>
              <table:table-cell office:value-type="float" office:value="44.43">
                <text:p>44.4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7">
                <text:p>42.7</text:p>
              </table:table-cell>
              <table:table-cell office:value-type="float" office:value="41.83">
                <text:p>41.83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9">
                <text:p>38.9</text:p>
              </table:table-cell>
              <table:table-cell office:value-type="float" office:value="36.91">
                <text:p>36.9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3">
                <text:p>68.3</text:p>
              </table:table-cell>
              <table:table-cell office:value-type="float" office:value="69.14">
                <text:p>69.14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3">
                <text:p>68.3</text:p>
              </table:table-cell>
              <table:table-cell office:value-type="float" office:value="68.86">
                <text:p>68.86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7">
                <text:p>34.7</text:p>
              </table:table-cell>
              <table:table-cell office:value-type="float" office:value="32.69">
                <text:p>32.6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7">
                <text:p>38.7</text:p>
              </table:table-cell>
              <table:table-cell office:value-type="float" office:value="37.63">
                <text:p>37.63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5">
                <text:p>67.5</text:p>
              </table:table-cell>
              <table:table-cell office:value-type="float" office:value="68.31">
                <text:p>68.3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4">
                <text:p>56.4</text:p>
              </table:table-cell>
              <table:table-cell office:value-type="float" office:value="57.99">
                <text:p>57.99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8">
                <text:p>43.8</text:p>
              </table:table-cell>
              <table:table-cell office:value-type="float" office:value="43.71">
                <text:p>43.7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6">
                <text:p>55.6</text:p>
              </table:table-cell>
              <table:table-cell office:value-type="float" office:value="57.21">
                <text:p>57.21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4">
                <text:p>67.4</text:p>
              </table:table-cell>
              <table:table-cell office:value-type="float" office:value="69.26">
                <text:p>69.26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3">
                <text:p>56.3</text:p>
              </table:table-cell>
              <table:table-cell office:value-type="float" office:value="58.86">
                <text:p>58.86</text:p>
              </table:table-cell>
              <table:table-cell office:value-type="float" office:value="56.3">
                <text:p>5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